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89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89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9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19cm" svg:height="0.38cm" svg:x="10.479cm" svg:y="14.561cm">
            <draw:text-box>
              <text:p text:style-name="P1"><text:span text:style-name="T1">34,10</text:span></text:p>
            </draw:text-box>
          </draw:frame>
          <draw:frame draw:style-name="gr2" draw:text-style-name="P2" draw:layer="layout" svg:width="1.218cm" svg:height="0.38cm" svg:x="10.269cm" svg:y="14.932cm">
            <draw:text-box>
              <text:p text:style-name="P1"><text:span text:style-name="T1">123,79</text:span></text:p>
            </draw:text-box>
          </draw:frame>
          <draw:frame draw:style-name="gr3" draw:text-style-name="P2" draw:layer="layout" svg:width="0.279cm" svg:height="0.398cm" svg:x="9.99cm" svg:y="14.932cm">
            <draw:text-box>
              <text:p text:style-name="P1"><text:span text:style-name="T2"></text:span></text:p>
            </draw:text-box>
          </draw:frame>
          <draw:line draw:style-name="gr4" draw:text-style-name="P3" draw:layer="layout" svg:x1="11.444cm" svg:y1="15.357cm" svg:x2="9.872cm" svg:y2="15.3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36:22.969185847</meta:creation-date>
    <dc:date>2018-03-26T12:36:55.952803437</dc:date>
    <meta:editing-duration>PT33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